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5000000E9318A3E0069A4E0B8.png" manifest:media-type="image/png"/>
  <manifest:file-entry manifest:full-path="Pictures/10000001000002CE000000E9959B0F9432444E68.png" manifest:media-type="image/png"/>
  <manifest:file-entry manifest:full-path="Pictures/100000010000025C000000B1A57D0CCB5F60C3EB.png" manifest:media-type="image/png"/>
  <manifest:file-entry manifest:full-path="Pictures/10000001000002490000012E58360546DEE88CD7.png" manifest:media-type="image/png"/>
  <manifest:file-entry manifest:full-path="Pictures/100000010000025C000000CDB41DBCE674D61D42.png" manifest:media-type="image/png"/>
  <manifest:file-entry manifest:full-path="Pictures/100000010000025C0000017CBE043FDC11ECDFF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b7ec7" officeooo:paragraph-rsid="001b7ec7" style:font-size-asian="14pt" style:font-weight-asian="bold" style:font-size-complex="14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52"/>Assignment 4</text:p>
      <text:p text:style-name="P1"/>
      <text:p text:style-name="P1">Q1.</text:p>
      <text:p text:style-name="P1"><draw:frame draw:style-name="fr4" draw:name="Image1" text:anchor-type="char" svg:x="0.51cm" svg:y="0.266cm" svg:width="15.981cm" svg:height="10.054cm" draw:z-index="0"><draw:image xlink:href="Pictures/100000010000025C0000017CBE043FDC11ECDFF3.png" xlink:type="simple" xlink:show="embed" xlink:actuate="onLoad" draw:mime-type="image/png"/></draw:frame><text:s/></text:p>
      <text:p text:style-name="P1"/>
      <text:p text:style-name="P1">Q2.</text:p>
      <text:p text:style-name="P1"/>
      <text:p text:style-name="P1"><draw:frame draw:style-name="fr3" draw:name="Image2" text:anchor-type="char" svg:width="15.981cm" svg:height="4.683cm" draw:z-index="1"><draw:image xlink:href="Pictures/100000010000025C000000B1A57D0CCB5F60C3EB.png" xlink:type="simple" xlink:show="embed" xlink:actuate="onLoad" draw:mime-type="image/png"/></draw:frame></text:p>
      <text:p text:style-name="P1">Q3.</text:p>
      <text:p text:style-name="P1"><draw:frame draw:style-name="fr3" draw:name="Image3" text:anchor-type="char" svg:width="15.981cm" svg:height="4.895cm" draw:z-index="2"><draw:image xlink:href="Pictures/100000010000025C000000CDB41DBCE674D61D42.png" xlink:type="simple" xlink:show="embed" xlink:actuate="onLoad" draw:mime-type="image/png"/></draw:frame><text:s/></text:p>
      <text:p text:style-name="P1"><text:soft-page-break/></text:p>
      <text:p text:style-name="P1">Q4,Q5,Q6.</text:p>
      <text:p text:style-name="P1"/>
      <text:p text:style-name="P1"/>
      <text:p text:style-name="P1"/>
      <text:p text:style-name="P1"><draw:frame draw:style-name="fr3" draw:name="Image4" text:anchor-type="char" svg:width="15.478cm" svg:height="7.99cm" draw:z-index="3"><draw:image xlink:href="Pictures/10000001000002490000012E58360546DEE88CD7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><text:s/></text:p>
      <text:p text:style-name="P1">Q7,Q8.</text:p>
      <text:p text:style-name="P1"><draw:frame draw:style-name="fr2" draw:name="Image5" text:anchor-type="char" svg:width="14.949cm" svg:height="6.165cm" draw:z-index="4"><draw:image xlink:href="Pictures/1000000100000235000000E9318A3E0069A4E0B8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Q9,Q10.</text:p>
      <text:p text:style-name="P1"/>
      <text:p text:style-name="P1"><draw:frame draw:style-name="fr1" draw:name="Image6" text:anchor-type="char" svg:width="17cm" svg:height="5.516cm" draw:z-index="5"><draw:image xlink:href="Pictures/10000001000002CE000000E9959B0F9432444E6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4T00:30:49.096389642</meta:creation-date>
    <dc:date>2024-05-24T00:44:42.052878665</dc:date>
    <meta:editing-duration>PT13M53S</meta:editing-duration>
    <meta:editing-cycles>1</meta:editing-cycles>
    <meta:document-statistic meta:table-count="0" meta:image-count="6" meta:object-count="0" meta:page-count="3" meta:paragraph-count="12" meta:word-count="8" meta:character-count="100" meta:non-whitespace-character-count="42"/>
    <meta:generator>LibreOffice/7.3.7.2$Linux_X86_64 LibreOffice_project/30$Build-2</meta:generator>
  </office:meta>
</office:document-meta>
</file>